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st User</text:p>
          </table:table-cell>
          <table:table-cell office:value-type="string">
            <text:p>Password</text:p>
          </table:table-cell>
          <table:table-cell office:value-type="string">
            <text:p>Address</text:p>
          </table:table-cell>
          <table:table-cell office:value-type="string">
            <text:p>Phone </text:p>
          </table:table-cell>
          <table:table-cell office:value-type="string">
            <text:p>City</text:p>
          </table:table-cell>
          <table:table-cell office:value-type="string">
            <text:p>zip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jhjhjh</text:p>
          </table:table-cell>
          <table:table-cell office:value-type="string">
            <text:p>address1</text:p>
          </table:table-cell>
          <table:table-cell office:value-type="float" office:value="1">
            <text:p>1</text:p>
          </table:table-cell>
          <table:table-cell office:value-type="string">
            <text:p>city1</text:p>
          </table:table-cell>
          <table:table-cell office:value-type="string">
            <text:p>zip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bcde</text:p>
          </table:table-cell>
          <table:table-cell office:value-type="string">
            <text:p>address2</text:p>
          </table:table-cell>
          <table:table-cell office:value-type="float" office:value="2">
            <text:p>2</text:p>
          </table:table-cell>
          <table:table-cell office:value-type="string">
            <text:p>city2</text:p>
          </table:table-cell>
          <table:table-cell office:value-type="string">
            <text:p>zip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qrst</text:p>
          </table:table-cell>
          <table:table-cell office:value-type="string">
            <text:p>address3</text:p>
          </table:table-cell>
          <table:table-cell office:value-type="float" office:value="3">
            <text:p>3</text:p>
          </table:table-cell>
          <table:table-cell office:value-type="string">
            <text:p>city3</text:p>
          </table:table-cell>
          <table:table-cell office:value-type="string">
            <text:p>zip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xyz</text:p>
          </table:table-cell>
          <table:table-cell office:value-type="string">
            <text:p>address4</text:p>
          </table:table-cell>
          <table:table-cell office:value-type="float" office:value="4">
            <text:p>4</text:p>
          </table:table-cell>
          <table:table-cell office:value-type="string">
            <text:p>city4</text:p>
          </table:table-cell>
          <table:table-cell office:value-type="string">
            <text:p>zip4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qrst</text:p>
          </table:table-cell>
          <table:table-cell office:value-type="string">
            <text:p>address5</text:p>
          </table:table-cell>
          <table:table-cell office:value-type="float" office:value="5">
            <text:p>5</text:p>
          </table:table-cell>
          <table:table-cell office:value-type="string">
            <text:p>city5</text:p>
          </table:table-cell>
          <table:table-cell office:value-type="string">
            <text:p>zip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12/25/2017</text:date>, <text:time>11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5S</meta:editing-duration>
    <meta:editing-cycles>4</meta:editing-cycles>
    <meta:generator>OpenOffice/4.1.4$Win32 OpenOffice.org_project/414m5$Build-9788</meta:generator>
    <dc:date>2017-12-25T11:17:10.14</dc:date>
    <dc:creator>Jyoti Pareek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